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706" officeooo:paragraph-rsid="000ea706"/>
    </style:style>
    <style:style style:name="P2" style:family="paragraph" style:parent-style-name="Standard">
      <style:text-properties style:font-name="Century Schoolbook L" fo:font-size="16pt" officeooo:rsid="000ea706" officeooo:paragraph-rsid="000ea706" style:font-size-asian="16pt" style:font-size-complex="16pt"/>
    </style:style>
    <style:style style:name="P3" style:family="paragraph" style:parent-style-name="Standard">
      <style:text-properties style:font-name="Century Schoolbook L" fo:font-size="16pt" officeooo:rsid="000fd74c" officeooo:paragraph-rsid="000fd74c" style:font-size-asian="16pt" style:font-size-complex="16pt"/>
    </style:style>
    <style:style style:name="P4" style:family="paragraph" style:parent-style-name="Standard">
      <style:text-properties style:font-name="Century Schoolbook L" fo:font-size="16pt" officeooo:rsid="0011bc30" officeooo:paragraph-rsid="0011bc30" style:font-size-asian="16pt" style:font-size-complex="16pt"/>
    </style:style>
    <style:style style:name="P5" style:family="paragraph" style:parent-style-name="Standard">
      <style:text-properties style:font-name="Century Schoolbook L" fo:font-size="16pt" officeooo:rsid="0011d6eb" officeooo:paragraph-rsid="0011d6eb" style:font-size-asian="16pt" style:font-size-complex="16pt"/>
    </style:style>
    <style:style style:name="P6" style:family="paragraph" style:parent-style-name="Standard">
      <style:text-properties style:font-name="Century Schoolbook L" fo:font-size="16pt" officeooo:rsid="001312e4" officeooo:paragraph-rsid="001312e4" style:font-size-asian="16pt" style:font-size-complex="16pt"/>
    </style:style>
    <style:style style:name="P7" style:family="paragraph" style:parent-style-name="Standard">
      <style:text-properties officeooo:rsid="000eab3a" officeooo:paragraph-rsid="000eab3a"/>
    </style:style>
    <style:style style:name="P8" style:family="paragraph" style:parent-style-name="Standard">
      <style:text-properties style:font-name="Purisa" officeooo:rsid="000eab3a" officeooo:paragraph-rsid="000eab3a"/>
    </style:style>
    <style:style style:name="P9" style:family="paragraph" style:parent-style-name="Standard">
      <style:text-properties style:font-name="Purisa" officeooo:rsid="0011bc30" officeooo:paragraph-rsid="0011bc30"/>
    </style:style>
    <style:style style:name="P10" style:family="paragraph" style:parent-style-name="Standard">
      <style:text-properties style:font-name="Century Schoolbook L" fo:font-size="16pt" officeooo:rsid="0014340f" officeooo:paragraph-rsid="0014340f" style:font-size-asian="16pt" style:font-size-complex="16pt"/>
    </style:style>
    <style:style style:name="P11" style:family="paragraph" style:parent-style-name="Standard">
      <style:text-properties style:font-name="Century Schoolbook L" fo:font-size="16pt" officeooo:rsid="00165690" officeooo:paragraph-rsid="00165690" style:font-size-asian="16pt" style:font-size-complex="16pt"/>
    </style:style>
    <style:style style:name="P12" style:family="paragraph" style:parent-style-name="Standard">
      <style:text-properties style:font-name="Century Schoolbook L" fo:font-size="16pt" officeooo:rsid="0016a97b" officeooo:paragraph-rsid="0016a97b" style:font-size-asian="16pt" style:font-size-complex="16pt"/>
    </style:style>
    <style:style style:name="P13" style:family="paragraph" style:parent-style-name="Standard">
      <style:text-properties style:font-name="Century Schoolbook L" fo:font-size="16pt" officeooo:rsid="00185c56" officeooo:paragraph-rsid="00185c56" style:font-size-asian="16pt" style:font-size-complex="16pt"/>
    </style:style>
    <style:style style:name="P14" style:family="paragraph" style:parent-style-name="Standard">
      <style:text-properties style:font-name="Century Schoolbook L" fo:font-size="16pt" officeooo:rsid="001a449c" officeooo:paragraph-rsid="001a449c" style:font-size-asian="16pt" style:font-size-complex="16pt"/>
    </style:style>
    <style:style style:name="P15" style:family="paragraph" style:parent-style-name="Standard">
      <style:text-properties style:font-name="Century Schoolbook L" fo:font-size="16pt" officeooo:rsid="001ad369" officeooo:paragraph-rsid="001ad369" style:font-size-asian="16pt" style:font-size-complex="16pt"/>
    </style:style>
    <style:style style:name="P16" style:family="paragraph" style:parent-style-name="Standard">
      <style:text-properties style:font-name="Century Schoolbook L" fo:font-size="16pt" officeooo:rsid="001c614b" officeooo:paragraph-rsid="001caa76" style:font-size-asian="16pt" style:font-size-complex="16pt"/>
    </style:style>
    <style:style style:name="P17" style:family="paragraph" style:parent-style-name="Standard">
      <style:text-properties style:font-name="Century Schoolbook L" fo:font-size="16pt" officeooo:rsid="001c614b" officeooo:paragraph-rsid="001dab1a" style:font-size-asian="16pt" style:font-size-complex="16pt"/>
    </style:style>
    <style:style style:name="P18" style:family="paragraph" style:parent-style-name="Standard">
      <style:text-properties style:font-name="Century Schoolbook L" fo:font-size="16pt" officeooo:rsid="001c614b" officeooo:paragraph-rsid="001fcace" style:font-size-asian="16pt" style:font-size-complex="16pt"/>
    </style:style>
    <style:style style:name="P19" style:family="paragraph" style:parent-style-name="Standard">
      <style:text-properties style:font-name="Century Schoolbook L" fo:font-size="16pt" officeooo:rsid="001312e4" officeooo:paragraph-rsid="001312e4" style:font-size-asian="16pt" style:font-size-complex="16pt"/>
    </style:style>
    <style:style style:name="P20" style:family="paragraph" style:parent-style-name="Standard">
      <style:text-properties style:font-name="Century Schoolbook L" fo:font-size="16pt" officeooo:rsid="00274628" officeooo:paragraph-rsid="00274628" style:font-size-asian="16pt" style:font-size-complex="16pt"/>
    </style:style>
    <style:style style:name="P21" style:family="paragraph" style:parent-style-name="Standard">
      <style:text-properties style:font-name="Century Schoolbook L" fo:font-size="16pt" officeooo:rsid="00275d40" officeooo:paragraph-rsid="00275d40" style:font-size-asian="16pt" style:font-size-complex="16pt"/>
    </style:style>
    <style:style style:name="P22"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1d6eb" officeooo:paragraph-rsid="0011d6eb" style:font-size-asian="16pt" style:font-size-complex="16pt"/>
    </style:style>
    <style:style style:name="P23"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4"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a449c" officeooo:paragraph-rsid="001a449c" style:font-size-asian="16pt" style:font-size-complex="16pt"/>
    </style:style>
    <style:style style:name="P25"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6" style:family="paragraph" style:parent-style-name="Standard">
      <style:paragraph-properties fo:text-align="center" style:justify-single-word="false"/>
      <style:text-properties style:text-underline-style="solid" style:text-underline-width="auto" style:text-underline-color="font-color" officeooo:rsid="000ea706" officeooo:paragraph-rsid="000ea706"/>
    </style:style>
    <style:style style:name="P27" style:family="paragraph" style:parent-style-name="Standard">
      <style:paragraph-properties fo:text-align="center" style:justify-single-word="false"/>
      <style:text-properties style:font-name="DejaVu Sans" fo:font-size="13pt" fo:font-style="italic" fo:font-weight="bold" officeooo:rsid="0025c3a6" officeooo:paragraph-rsid="0025c3a6" fo:background-color="#ffff00" style:font-size-asian="13pt" style:font-style-asian="italic" style:font-weight-asian="bold" style:font-size-complex="13pt" style:font-style-complex="italic" style:font-weight-complex="bold"/>
    </style:style>
    <style:style style:name="T1" style:family="text">
      <style:text-properties style:font-name="Purisa"/>
    </style:style>
    <style:style style:name="T2" style:family="text">
      <style:text-properties officeooo:rsid="00158290"/>
    </style:style>
    <style:style style:name="T3" style:family="text">
      <style:text-properties officeooo:rsid="00198c9f"/>
    </style:style>
    <style:style style:name="T4" style:family="text">
      <style:text-properties officeooo:rsid="0019abcf"/>
    </style:style>
    <style:style style:name="T5" style:family="text">
      <style:text-properties officeooo:rsid="001caa76"/>
    </style:style>
    <style:style style:name="T6" style:family="text">
      <style:text-properties officeooo:rsid="001dab1a"/>
    </style:style>
    <style:style style:name="T7" style:family="text">
      <style:text-properties officeooo:rsid="001fcace"/>
    </style:style>
    <style:style style:name="T8" style:family="text">
      <style:text-properties officeooo:rsid="00272eaa"/>
    </style:style>
    <style:style style:name="T9" style:family="text">
      <style:text-properties officeooo:rsid="00275d40"/>
    </style:style>
    <style:style style:name="T10" style:family="text">
      <style:text-properties officeooo:rsid="00296a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3">Part I</text:p>
      <text:p text:style-name="P26"/>
      <text:p text:style-name="P1"/>
      <text:p text:style-name="P2">Setup devise</text:p>
      <text:p text:style-name="P7">{to add field to devise: <text:span text:style-name="T1"><text:s/>rails g devise User username</text:span>}</text:p>
      <text:p text:style-name="P7"/>
      <text:p text:style-name="P3">Add Models for chatroom and users belonging to it</text:p>
      <text:p text:style-name="P8">rails g scaffold Chatroom name</text:p>
      <text:p text:style-name="P8">rails g model ChatroomUser chatroom:references user:references</text:p>
      <text:p text:style-name="P8"/>
      <text:p text:style-name="P4">Add Message Model</text:p>
      <text:p text:style-name="P9">rails g model Message body:text user:references chatroom:references</text:p>
      <text:p text:style-name="P9"/>
      <text:p text:style-name="P5">Define relationships among mode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2"/>
      <text:p text:style-name="P23">Part II</text:p>
      <text:p text:style-name="P6"/>
      <text:p text:style-name="P6"/>
      <text:p text:style-name="P6">Create a sidebar to show user’s joined chatrooms</text:p>
      <text:p text:style-name="P6"/>
      <text:p text:style-name="P10">Mak<text:span text:style-name="T2">e chatroom_users controller and define its create and destroy methods</text:span></text:p>
      <text:p text:style-name="P13">{“resource” is added in the routes, singular because it is only for the current user and only acts as a link to join or leave a chatroom}</text:p>
      <text:p text:style-name="P10"/>
      <text:p text:style-name="P11">Add a Join <text:span text:style-name="T4">c</text:span>hatroom link_to on the index view page of chatroom</text:p>
      <text:p text:style-name="P12">{on hitting Join, the name of chatroom will appear on left side bar}. <text:span text:style-name="T3">Similarly, add Leave chatroom link.</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4">Part III</text:p>
      <text:p text:style-name="P14"/>
      <text:p text:style-name="P27">coffee script is <text:span text:style-name="T10">EVIL</text:span>!!! <text:span text:style-name="T8">A</text:span>n extra space and you get syntax error :(</text:p>
      <text:p text:style-name="P14"/>
      <text:p text:style-name="P15">Turbolinks helps us to click on a chatroom from the left navbar and go that without refreshing the websockets so that browser refresh isn’t done and we need not load all the messages of that chatroom everytime it’s clicked on.</text:p>
      <text:p text:style-name="P15"/>
      <text:p text:style-name="P16">Design the show view of chatrooms</text:p>
      <text:p text:style-name="P17"><text:span text:style-name="T5">Add a form_for to let the user send message</text:span></text:p>
      <text:p text:style-name="P17"/>
      <text:p text:style-name="P18"><text:span text:style-name="T6">Using javascript for adding the feature of sending message when user hits enter key (chatrooms.coffee coffee script)</text:span></text:p>
      <text:p text:style-name="P18"/>
      <text:p text:style-name="P18"><text:span text:style-name="T7">Make messages_controller </text:span><text:s/></text:p>
      <text:p text:style-name="P20">{Now, on pressing enter key, message gets into database! WOW}</text:p>
      <text:p text:style-name="P20"/>
      <text:p text:style-name="P20">Making the message appear in the chatroom: <text:span text:style-name="T9">edit the show view of chatrooms.</text:span></text:p>
      <text:p text:style-name="P21">{Now, we can have a conversation between users, not real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1:40:04.969860460</meta:creation-date>
    <dc:date>2018-11-20T18:50:54.100035360</dc:date>
    <meta:editing-duration>PT9H34M50S</meta:editing-duration>
    <meta:editing-cycles>31</meta:editing-cycles>
    <meta:generator>LibreOffice/5.1.6.2$Linux_X86_64 LibreOffice_project/10m0$Build-2</meta:generator>
    <meta:document-statistic meta:table-count="0" meta:image-count="0" meta:object-count="0" meta:page-count="3" meta:paragraph-count="25" meta:word-count="248" meta:character-count="1479" meta:non-whitespace-character-count="1253"/>
  </office:meta>
</office:document-meta>
</file>